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d11" officeooo:paragraph-rsid="001abd11"/>
    </style:style>
    <style:style style:name="P2" style:family="paragraph" style:parent-style-name="Standard">
      <style:text-properties officeooo:paragraph-rsid="001abd11"/>
    </style:style>
    <style:style style:name="T1" style:family="text">
      <style:text-properties officeooo:rsid="001abd11"/>
    </style:style>
    <style:style style:name="T2" style:family="text">
      <style:text-properties fo:font-variant="normal" fo:text-transform="none" style:font-name="Lato" fo:font-size="10.5pt" fo:letter-spacing="normal" fo:font-style="normal" fo:font-weight="normal"/>
    </style:style>
    <style:style style:name="T3" style:family="text">
      <style:text-properties fo:font-variant="normal" fo:text-transform="none" style:font-name="Lato" fo:font-size="10.5pt" fo:letter-spacing="normal" fo:font-style="normal" fo:font-weight="normal" officeooo:rsid="001ab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tract account <text:s/>- dsptestac111<text:tab/>(in kylin)</text:p>
      <text:p text:style-name="P1"/>
      <text:p text:style-name="P1">(All private-public key stored in keys_23-07.json file in repo)</text:p>
      <text:p text:style-name="P1"/>
      <text:p text:style-name="P1">Selected DSP package detail</text:p>
      <text:p text:style-name="P1"/>
      <text:p text:style-name="P2"><text:span text:style-name="T1">service – </text:span><text:span text:style-name="T2">ipfsservice1</text:span></text:p>
      <text:p text:style-name="P2"><text:span text:style-name="T3">provider – </text:span><text:span text:style-name="T2">heliosselene</text:span></text:p>
      <text:p text:style-name="P2"><text:span text:style-name="T3">package_id – </text:span><text:span text:style-name="T2">ipfs1</text:span></text:p>
      <text:p text:style-name="P2"><text:span text:style-name="T3">endpoint - </text:span><text:a xlink:type="simple" xlink:href="https://kylin-dsp-2.liquidapps.io/" text:style-name="Internet_20_link" text:visited-style-name="Visited_20_Internet_20_Link"><text:span text:style-name="T2">https://kylin-dsp-2.liquidapps.io</text:span></text:a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2">Selected liquidAccount service</text:span></text:p>
      <text:p text:style-name="P1"><text:span text:style-name="T2"/></text:p>
      <text:p text:style-name="P2"><text:span text:style-name="T1">service – </text:span><text:span text:style-name="T2">accountless1</text:span></text:p>
      <text:p text:style-name="P2"><text:span text:style-name="T3">provider – </text:span><text:span text:style-name="T2">heliosselene</text:span></text:p>
      <text:p text:style-name="P2"><text:span text:style-name="T3">package_id – liquidaccts2</text:span></text:p>
      <text:p text:style-name="P1"><text:span text:style-name="T2">endpoint - </text:span><text:a xlink:type="simple" xlink:href="https://kylin-dsp-2.liquidapps.io/" text:style-name="Internet_20_link" text:visited-style-name="Visited_20_Internet_20_Link"><text:span text:style-name="T2">https://kylin-dsp-2.liquidapps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8:14:19.530091107</meta:creation-date>
    <dc:date>2019-07-23T18:21:05.546120816</dc:date>
    <meta:editing-duration>PT6M50S</meta:editing-duration>
    <meta:editing-cycles>1</meta:editing-cycles>
    <meta:document-statistic meta:table-count="0" meta:image-count="0" meta:object-count="0" meta:page-count="1" meta:paragraph-count="12" meta:word-count="40" meta:character-count="384" meta:non-whitespace-character-count="349"/>
    <meta:generator>LibreOffice/6.0.7.3$Linux_X86_64 LibreOffice_project/00m0$Build-3</meta:generator>
  </office:meta>
</office:document-meta>
</file>